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play</text:p>
      <text:p text:style-name="Standard"/>
      <text:p text:style-name="Standard">gets:</text:p>
      <text:p text:style-name="Standard"><text:tab/>1.Player</text:p>
      <text:p text:style-name="Standard"><text:tab/><text:tab/>a.PC</text:p>
      <text:p text:style-name="Standard"><text:tab/><text:tab/><text:tab/>1.Name</text:p>
      <text:p text:style-name="Standard"><text:tab/><text:tab/><text:tab/>2.HP</text:p>
      <text:p text:style-name="Standard"><text:tab/><text:tab/><text:tab/>3.Inventory</text:p>
      <text:p text:style-name="Standard"><text:tab/><text:tab/><text:tab/><text:tab/>a.Keys</text:p>
      <text:p text:style-name="Standard"><text:tab/><text:tab/><text:tab/><text:tab/>b.Weapons</text:p>
      <text:p text:style-name="Standard"><text:tab/><text:tab/><text:tab/><text:tab/>c.Other</text:p>
      <text:p text:style-name="Standard"><text:tab/><text:tab/>b.NPC</text:p>
      <text:p text:style-name="Standard"><text:tab/><text:tab/><text:tab/>1.Name</text:p>
      <text:p text:style-name="Standard"><text:tab/><text:tab/><text:tab/>2.Item</text:p>
      <text:p text:style-name="Standard"><text:tab/><text:tab/>c.Zombie/Boss</text:p>
      <text:p text:style-name="Standard"><text:tab/><text:tab/><text:tab/>1.Name</text:p>
      <text:p text:style-name="Standard"><text:tab/><text:tab/><text:tab/>2.HP</text:p>
      <text:p text:style-name="Standard"><text:tab/><text:tab/><text:tab/>3.Item</text:p>
      <text:p text:style-name="Standard"><text:tab/>2.Rooms</text:p>
      <text:p text:style-name="Standard"><text:tab/><text:tab/>a.Keys</text:p>
      <text:p text:style-name="Standard"><text:tab/><text:tab/><text:tab/>1.Type</text:p>
      <text:p text:style-name="Standard"><text:tab/><text:tab/><text:tab/>2.Color</text:p>
      <text:p text:style-name="Standard"><text:tab/><text:tab/><text:tab/>3.Fragility</text:p>
      <text:p text:style-name="Standard"><text:tab/><text:tab/><text:tab/>4.Weight</text:p>
      <text:p text:style-name="Standard"><text:tab/><text:tab/><text:tab/>5.Success Rates</text:p>
      <text:p text:style-name="Standard"><text:tab/><text:tab/><text:tab/>6.Location</text:p>
      <text:p text:style-name="Standard"><text:tab/><text:tab/>b.Obstacles</text:p>
      <text:p text:style-name="Standard"><text:tab/><text:tab/><text:tab/>1.Type</text:p>
      <text:p text:style-name="Standard"><text:tab/><text:tab/>c.Weapons</text:p>
      <text:p text:style-name="Standard"><text:tab/><text:tab/><text:tab/>1.Type</text:p>
      <text:p text:style-name="Standard"><text:tab/><text:tab/><text:tab/>2.Damage</text:p>
      <text:p text:style-name="Standard"><text:tab/><text:tab/><text:tab/>3.Weight</text:p>
      <text:p text:style-name="Standard"><text:tab/>3.Parser</text:p>
      <text:p text:style-name="Standard"><text:tab/><text:tab/>a.Legality</text:p>
      <text:p text:style-name="Standard">sets:</text:p>
      <text:p text:style-name="Standard"><text:tab/>1.Player</text:p>
      <text:p text:style-name="Standard"><text:tab/><text:tab/>a.PC</text:p>
      <text:p text:style-name="Standard"><text:tab/><text:tab/><text:tab/>1.Name</text:p>
      <text:p text:style-name="Standard"><text:tab/><text:tab/><text:tab/>2.HP</text:p>
      <text:p text:style-name="Standard"><text:tab/><text:tab/><text:tab/>3.Inventory</text:p>
      <text:p text:style-name="Standard"><text:tab/><text:tab/><text:tab/><text:tab/>a.Keys</text:p>
      <text:p text:style-name="Standard"><text:tab/><text:tab/><text:tab/><text:tab/>b.Weapons</text:p>
      <text:p text:style-name="Standard"><text:tab/><text:tab/><text:tab/><text:tab/>c.Other</text:p>
      <text:p text:style-name="Standard"><text:tab/><text:tab/>b.Zombie/Boss</text:p>
      <text:p text:style-name="Standard"><text:tab/><text:tab/><text:tab/>1.HP</text:p>
      <text:p text:style-name="Standard"><text:tab/>2.Rooms</text:p>
      <text:p text:style-name="Standard"><text:tab/><text:tab/>a.Locati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12:21:16.71</meta:creation-date>
    <meta:document-statistic meta:table-count="0" meta:image-count="0" meta:object-count="0" meta:page-count="1" meta:paragraph-count="46" meta:word-count="47" meta:character-count="458"/>
    <dc:date>2013-09-24T12:39:53.28</dc:date>
    <meta:editing-duration>PT2M33S</meta:editing-duration>
    <meta:editing-cycles>1</meta:editing-cycles>
    <meta:generator>OpenOffice.org/3.4.1$Win32 OpenOffice.org_project/341m1$Build-9593</meta:generator>
  </office:meta>
</office:document-meta>
</file>